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28d98" officeooo:paragraph-rsid="00128d98"/>
    </style:style>
    <style:style style:name="P2" style:family="paragraph" style:parent-style-name="Text_20_body">
      <style:text-properties fo:font-size="18pt" officeooo:rsid="001191a0" officeooo:paragraph-rsid="001191a0" style:font-size-asian="18pt" style:font-size-complex="18pt"/>
    </style:style>
    <style:style style:name="P3" style:family="paragraph" style:parent-style-name="Text_20_body" style:list-style-name="L1">
      <style:text-properties fo:font-size="18pt" officeooo:rsid="001191a0" officeooo:paragraph-rsid="001191a0" style:font-size-asian="18pt" style:font-size-complex="18pt"/>
    </style:style>
    <style:style style:name="P4" style:family="paragraph" style:parent-style-name="Text_20_body">
      <style:text-properties fo:font-size="18pt" officeooo:rsid="00128d98" officeooo:paragraph-rsid="00128d98" style:font-size-asian="18pt" style:font-size-complex="18pt"/>
    </style:style>
    <style:style style:name="P5" style:family="paragraph" style:parent-style-name="Text_20_body" style:list-style-name="L2">
      <style:text-properties fo:font-size="18pt" officeooo:rsid="00128d98" officeooo:paragraph-rsid="00128d98" style:font-size-asian="18pt" style:font-size-complex="18pt"/>
    </style:style>
    <style:style style:name="P6" style:family="paragraph" style:parent-style-name="Text_20_body" style:list-style-name="L3">
      <style:text-properties fo:font-size="18pt" officeooo:rsid="001191a0" officeooo:paragraph-rsid="001191a0" style:font-size-asian="18pt" style:font-size-complex="18pt"/>
    </style:style>
    <style:style style:name="P7" style:family="paragraph" style:parent-style-name="Text_20_body" style:list-style-name="L3">
      <style:text-properties fo:font-size="18pt" officeooo:rsid="00128d98" officeooo:paragraph-rsid="00128d98" style:font-size-asian="18pt" style:font-size-complex="18pt"/>
    </style:style>
    <style:style style:name="P8" style:family="paragraph" style:parent-style-name="Text_20_body" style:list-style-name="L3">
      <style:text-properties fo:font-size="18pt" officeooo:rsid="0017871c" officeooo:paragraph-rsid="0017871c" style:font-size-asian="18pt" style:font-size-complex="18pt"/>
    </style:style>
    <style:style style:name="P9" style:family="paragraph" style:parent-style-name="Text_20_body" style:list-style-name="L4">
      <style:text-properties officeooo:rsid="00128d98" officeooo:paragraph-rsid="00128d98"/>
    </style:style>
    <style:style style:name="P10" style:family="paragraph" style:parent-style-name="Text_20_body" style:list-style-name="L4">
      <style:text-properties fo:font-size="18pt" officeooo:rsid="0009792d" officeooo:paragraph-rsid="0013aa9d" style:font-size-asian="18pt" style:font-size-complex="18pt"/>
    </style:style>
    <style:style style:name="P11" style:family="paragraph" style:parent-style-name="Text_20_body" style:list-style-name="L4">
      <style:text-properties fo:font-size="18pt" officeooo:rsid="0013aa9d" officeooo:paragraph-rsid="0013aa9d" style:font-size-asian="15.75pt" style:font-size-complex="18pt"/>
    </style:style>
    <style:style style:name="P12" style:family="paragraph" style:parent-style-name="Text_20_body">
      <style:text-properties fo:font-size="18pt" officeooo:rsid="0017871c" officeooo:paragraph-rsid="0013aa9d" style:font-size-asian="15.75pt" style:font-size-complex="18pt"/>
    </style:style>
    <style:style style:name="P13" style:family="paragraph" style:parent-style-name="Text_20_body">
      <style:paragraph-properties fo:break-before="page"/>
      <style:text-properties fo:font-size="18pt" officeooo:rsid="0013aa9d" officeooo:paragraph-rsid="0013aa9d" style:font-size-asian="15.75pt" style:font-size-complex="18pt"/>
    </style:style>
    <style:style style:name="P14" style:family="paragraph" style:parent-style-name="Text_20_body" style:list-style-name="L5">
      <style:text-properties fo:font-size="18pt" officeooo:rsid="0013aa9d" officeooo:paragraph-rsid="0013aa9d" style:font-size-asian="15.75pt" style:font-size-complex="18pt"/>
    </style:style>
    <style:style style:name="P15" style:family="paragraph" style:parent-style-name="Text_20_body">
      <style:text-properties fo:font-size="18pt" officeooo:rsid="0013aa9d" officeooo:paragraph-rsid="0013aa9d" style:font-size-asian="15.75pt" style:font-size-complex="18pt"/>
    </style:style>
    <style:style style:name="P16" style:family="paragraph" style:parent-style-name="Text_20_body" style:list-style-name="L6">
      <style:text-properties fo:font-size="18pt" officeooo:rsid="0013aa9d" officeooo:paragraph-rsid="0013aa9d" style:font-size-asian="15.75pt" style:font-size-complex="18pt"/>
    </style:style>
    <style:style style:name="P17" style:family="paragraph" style:parent-style-name="Text_20_body">
      <style:text-properties fo:font-size="18pt" officeooo:rsid="0017871c" officeooo:paragraph-rsid="0017871c" style:font-size-asian="15.75pt" style:font-size-complex="18pt"/>
    </style:style>
    <style:style style:name="P18" style:family="paragraph" style:parent-style-name="Text_20_body" style:list-style-name="L7">
      <style:text-properties fo:font-size="18pt" officeooo:rsid="0017871c" officeooo:paragraph-rsid="0017871c" style:font-size-asian="15.75pt" style:font-size-complex="18pt"/>
    </style:style>
    <style:style style:name="T1" style:family="text">
      <style:text-properties officeooo:rsid="0013aa9d"/>
    </style:style>
    <style:style style:name="T2" style:family="text">
      <style:text-properties style:text-position="super 58%"/>
    </style:style>
    <style:style style:name="T3" style:family="text">
      <style:text-properties officeooo:rsid="00128d98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3aa9d" style:font-size-asian="18pt" style:font-size-complex="18pt"/>
    </style:style>
    <style:style style:name="T6" style:family="text">
      <style:text-properties fo:font-size="18pt" officeooo:rsid="0015abc9" style:font-size-asian="18pt" style:font-size-complex="18pt"/>
    </style:style>
    <style:style style:name="T7" style:family="text">
      <style:text-properties officeooo:rsid="00151a0d"/>
    </style:style>
    <style:style style:name="T8" style:family="text">
      <style:text-properties style:text-position="0% 100%"/>
    </style:style>
    <style:style style:name="T9" style:family="text">
      <style:text-properties officeooo:rsid="001534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chine Learning</text:span> Work Log</text:p>
      <text:p text:style-name="P2">Date: January 30<text:span text:style-name="T2">th</text:span> 2025</text:p>
      <text:list text:style-name="L1">
        <text:list-item>
          <text:p text:style-name="P3">Created initial Naive Bayes model <text:span text:style-name="T3">to predict Poker hands</text:span></text:p>
        </text:list-item>
      </text:list>
      <text:p text:style-name="P2"/>
      <text:p text:style-name="P4">Date: January 31<text:span text:style-name="T2">st</text:span> 2025</text:p>
      <text:list text:style-name="L2">
        <text:list-item>
          <text:p text:style-name="P5">Created new model for Naive Bayes to predict Road Accident Severity as after further research model was not good at predicting Poker hands.</text:p>
        </text:list-item>
      </text:list>
      <text:p text:style-name="P4"/>
      <text:p text:style-name="P2">Date: February 18<text:span text:style-name="T2">th</text:span> 2025</text:p>
      <text:list text:style-name="L3">
        <text:list-item>
          <text:p text:style-name="P6">Created README <text:span text:style-name="T1">and updated</text:span> <text:span text:style-name="T3">for Naive Bayes</text:span> and updated severity prediction.</text:p>
        </text:list-item>
        <text:list-item>
          <text:p text:style-name="P7">Refactored and moved code.</text:p>
        </text:list-item>
        <text:list-item>
          <text:p text:style-name="P8">Updated portfolio webpage</text:p>
        </text:list-item>
      </text:list>
      <text:p text:style-name="P4"/>
      <text:p text:style-name="P4">Date: February 26<text:span text:style-name="T2">th</text:span> 2025</text:p>
      <text:list text:style-name="L4">
        <text:list-item>
          <text:p text:style-name="P9"><text:span text:style-name="T4">Made micro-adjustments to </text:span><text:span text:style-name="T5">Naive Bayes</text:span><text:span text:style-name="T4"> model </text:span><text:span text:style-name="T6">to try improve accuracy</text:span><text:span text:style-name="T4">.</text:span></text:p>
        </text:list-item>
        <text:list-item>
          <text:p text:style-name="P10">Created Support Vector Machine model to predict Schizophrenia diagnosis.</text:p>
        </text:list-item>
        <text:list-item>
          <text:p text:style-name="P11">Created K Nearest Neighbour <text:span text:style-name="T7">(KNN)</text:span> and K Means Clustering <text:span text:style-name="T7">(KMS)</text:span> models for network port prediction and emotion recognition respectively.</text:p>
        </text:list-item>
      </text:list>
      <text:p text:style-name="P12"/>
      <text:p text:style-name="P13">Date: February 27<text:span text:style-name="T2">th </text:span><text:span text:style-name="T8">2025</text:span></text:p>
      <text:list text:style-name="L5">
        <text:list-item>
          <text:p text:style-name="P14">Tweaked <text:span text:style-name="T7">all</text:span> models <text:span text:style-name="T9">in an attempt to improve accuracy</text:span> and updated notebook descriptions.</text:p>
        </text:list-item>
        <text:list-item>
          <text:p text:style-name="P14">Created READMEs for KNN and KMS models.</text:p>
        </text:list-item>
        <text:list-item>
          <text:p text:style-name="P14">Updated other README files.</text:p>
        </text:list-item>
      </text:list>
      <text:p text:style-name="P15"/>
      <text:p text:style-name="P15">Date: March 2<text:span text:style-name="T2">nd</text:span> 2025</text:p>
      <text:list text:style-name="L6">
        <text:list-item>
          <text:p text:style-name="P16">Did more updates to READMEs and notebook documentation for all models.</text:p>
        </text:list-item>
      </text:list>
      <text:p text:style-name="P17"/>
      <text:p text:style-name="P17">Date: March 3<text:span text:style-name="T2">rd</text:span> 2025</text:p>
      <text:list text:style-name="L7">
        <text:list-item>
          <text:p text:style-name="P18">Updated portfolio web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1:07:56.680000000</meta:creation-date>
    <dc:date>2025-03-03T13:15:41.986000000</dc:date>
    <meta:editing-duration>PT1H3M55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21" meta:word-count="171" meta:character-count="1040" meta:non-whitespace-character-count="903"/>
  </office:meta>
</office:document-meta>
</file>